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PropertySource.ResourcePropertySource( String name , @ Nullable String resourceName , Map &lt; String , Object &gt;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PropertySource.ResourcePropertySource( Encoded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PropertySource.withResourc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PropertySource.getNameForResource( 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PropertySource.ResourcePropertySource( String location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PropertySource.ResourcePropertySource( String name ,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PropertySource.ResourcePropertySource( String name , String location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PropertySource.ResourcePropertySource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PropertySource.ResourcePropertySource( String name , Encoded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PropertySource.ResourcePropertySource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PropertySource.withNam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ourcePropertySource.ResourcePropertySource( String name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